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dSortedMap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Map.headMap(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SortedMap.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Map.TransformedSortedMap( SortedMap map , Transformer keyTransformer , Transformer value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Map.getSort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Map.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nsformedSortedMap.subMap( Object fromKey ,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SortedMap.decorateTransform( SortedMap map , Transformer keyTransformer , Transformer value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formedSortedMap.decorate( SortedMap map , Transformer keyTransformer , Transformer value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Map.tailMap( Object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